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D000000B84EFE9294E9E3CAB6.png" manifest:media-type="image/png"/>
  <manifest:file-entry manifest:full-path="Pictures/10000001000006ED0000035AE633DA2257C6FE7F.png" manifest:media-type="image/png"/>
  <manifest:file-entry manifest:full-path="Pictures/10000001000004AF000001174E5A4C2725AA9B1D.png" manifest:media-type="image/png"/>
  <manifest:file-entry manifest:full-path="Pictures/10000001000004C200000333CAD9085910D293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a337"/>
    </style:style>
    <style:style style:name="P2" style:family="paragraph" style:parent-style-name="Standard">
      <style:paragraph-properties fo:break-before="page"/>
      <style:text-properties officeooo:paragraph-rsid="0004a33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in" svg:y="-0.1646in" svg:width="6.6929in" svg:height="4.5in" draw:z-index="0"><draw:image xlink:href="Pictures/10000001000004C200000333CAD9085910D29308.png" xlink:type="simple" xlink:show="embed" xlink:actuate="onLoad" draw:mime-type="image/png"/></draw:frame></text:p>
      <text:p text:style-name="P1"><draw:frame draw:style-name="fr2" draw:name="Image2" text:anchor-type="char" svg:x="0.0626in" svg:y="0.061in" svg:width="6.6929in" svg:height="1.5571in" draw:z-index="1"><draw:image xlink:href="Pictures/10000001000004AF000001174E5A4C2725AA9B1D.png" xlink:type="simple" xlink:show="embed" xlink:actuate="onLoad" draw:mime-type="image/png"/></draw:frame></text:p>
      <text:p text:style-name="P1"><draw:frame draw:style-name="fr2" draw:name="Image3" text:anchor-type="char" svg:x="0.0835in" svg:y="0.1425in" svg:width="6.6929in" svg:height="3.239in" draw:z-index="2"><draw:image xlink:href="Pictures/10000001000006ED0000035AE633DA2257C6FE7F.png" xlink:type="simple" xlink:show="embed" xlink:actuate="onLoad" draw:mime-type="image/png"/></draw:frame></text:p>
      <text:p text:style-name="P1"/>
      <text:p text:style-name="P1"><draw:frame draw:style-name="fr1" draw:name="Image4" text:anchor-type="char" svg:width="6.6929in" svg:height="0.6945in" draw:z-index="3"><draw:image xlink:href="Pictures/10000001000006ED000000B84EFE9294E9E3CAB6.png" xlink:type="simple" xlink:show="embed" xlink:actuate="onLoad" draw:mime-type="image/png"/></draw:frame><text:soft-page-break/></text:p>
      <text:p text:style-name="P1"/>
      <text:p text:style-name="P1"><draw:frame draw:style-name="fr1" draw:name="Image5" text:anchor-type="char" svg:width="6.6929in" svg:height="0.6945in" draw:z-index="4"><draw:image xlink:href="Pictures/10000001000006ED000000B84EFE9294E9E3CAB6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3:30:36.636109261</meta:creation-date>
    <dc:date>2023-12-01T13:34:40.213146977</dc:date>
    <meta:editing-duration>PT4M7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